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WebSocketHandlerRegistration.withSockJ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bstractWebSocketHandlerRegistration.setHandshakeHandler( @ Nullable HandshakeHandler handshake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WebSocketHandlerRegistration.setAllowedOriginPatterns( String ... allowedOriginPatter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WebSocketHandlerRegistration.getIntercepto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WebSocketHandlerRegistration.setAllowedOrigins( String ... allowedOrigi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WebSocketHandlerRegistration.getHandshake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ebSocketHandlerRegistration.addInterceptors( HandshakeInterceptor ... intercepto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WebSocketHandlerRegistration.addHandler( WebSocketHandler handler , String ... path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WebSocketHandlerRegistration.getMapping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AbstractWebSocketHandlerRegistration.getSockJsServiceRegist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ebSocketHandlerRegistration.getOrCreateHandshakeHandl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